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0.9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7" style:family="table-cell" style:parent-style-name="Default" style:data-style-name="N99"/>
    <style:style style:name="ce5" style:family="table-cell" style:parent-style-name="Default" style:data-style-name="N99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_table.$A$2:$data_table.$A$59])" table:allow-empty-cell="true" table:display-list="unsorted" table:base-cell-address="data_field.B1">
          <table:error-message table:message-type="stop" table:display="true"/>
        </table:content-validation>
        <table:content-validation table:name="val2" table:condition="of:cell-content-is-in-list([$data_table.$A$2:$data_table.$A$59])" table:allow-empty-cell="true" table:display-list="unsorted" table:base-cell-address="data_field.D1">
          <table:error-message table:message-type="stop" table:display="true"/>
        </table:content-validation>
        <table:content-validation table:name="val3" table:condition="of:cell-content-is-in-list(&quot;TRUE&quot;;&quot;FALSE&quot;)" table:allow-empty-cell="true" table:display-list="unsorted" table:base-cell-address="data_field.E1">
          <table:error-message table:message-type="stop" table:display="true"/>
        </table:content-validation>
        <table:content-validation table:name="val4" table:base-cell-address="data_field.G2">
          <table:error-message table:message-type="stop" table:display="true"/>
        </table:content-validation>
      </table:content-validations>
      <table:table table:name="data_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sort_rows_by</text:p>
          </table:table-cell>
        </table:table-row>
        <table:table-row table:style-name="ro1">
          <table:table-cell office:value-type="string" calcext:value-type="string">
            <text:p>additional_ta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ontributing_rol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ontribu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reation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data_field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data_tabl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occurrenc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dditional_tag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haracter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fandom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fandom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for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pairing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ec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tatus_by_st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recurring_occas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accoun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platfor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urce_credi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template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display_name</text:p>
          </table:table-cell>
        </table:table-row>
      </table:table>
      <table:table table:name="data_fiel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editable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display_order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ng_rol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project_section_contributed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account_to_credi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ontributing_rol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multivoice_character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ao3_cocreator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creat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sort_rows_b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 office:value-type="string" calcext:value-type="string">
            <text:p>ID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tabl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field</text:p>
          </table:table-cell>
          <table:table-cell table:number-columns-repeated="2" table:style-name="ce3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editabl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isplay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 office:value-type="float" office:value="1000000" calcext:value-type="float">
            <text:p>100000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catego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creation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reation_typ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raw_file</text:p>
          </table:table-cell>
          <table:table-cell office:value-type="string" calcext:value-type="string">
            <text:p>FILEPA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compressed_file</text:p>
          </table:table-cell>
          <table:table-cell office:value-type="string" calcext:value-type="string">
            <text:p>FILEPA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cover_ar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order_in_project_section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splay_in_work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rect_hosting_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image_alt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media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_typ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media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ecurring_occas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coll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serie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requires_recipient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fault_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tailed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niqu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sag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Gdrive_folder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IA_ite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dditional_tag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rchive_warning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occasion_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occurrenc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recipien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quare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hort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full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oject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umb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" calcext:value-type="float">
            <text:p>1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ating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template_typ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languag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witte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umbl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DW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g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tus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last_updated</text:p>
          </table:table-cell>
          <table:table-cell office:value-type="string" calcext:value-type="string">
            <text:p>DATE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7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typ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platform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ers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main_ao3_pseud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cmed_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databas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parent_work_on_AO3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blanket_permiss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template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XT</text:p>
          </table:table-cell>
          <table:table-cell table:content-validation-name="val2"/>
          <table:table-cell table:style-name="ce7" table:content-validation-name="val3" office:value-type="boolean" office:boolean-value="false" calcext:value-type="boolean">
            <text:p>FALSE</text:p>
          </table:table-cell>
          <table:table-cell table:style-name="ce7" table:content-validation-name="val3" office:value-type="boolean" office:boolean-value="true" calcext:value-type="boolean">
            <text:p>TRUE</text:p>
          </table:table-cell>
          <table:table-cell table:content-validation-name="val4"/>
          <table:table-cell table:style-name="ce7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1048435">
          <table:table-cell table:content-validation-name="val1"/>
          <table:table-cell table:number-columns-repeated="2"/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2"/>
        </table:table-row>
      </table:table>
      <table:named-expressions/>
      <table:database-ranges>
        <table:database-range table:name="__Anonymous_Sheet_DB__0" table:target-range-address="data_table.A1:data_table.AMJ1048576">
          <table:sort>
            <table:sort-by table:field-number="1" table:data-type="automatic"/>
          </table:sort>
        </table:database-range>
        <table:database-range table:name="__Anonymous_Sheet_DB__1" table:target-range-address="data_field.A1:data_field.I13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4-11-14T15:48:01.255363861</dc:date>
    <meta:editing-duration>PT11H29M45S</meta:editing-duration>
    <meta:editing-cycles>49</meta:editing-cycles>
    <meta:generator>LibreOffice/7.3.7.2$Linux_X86_64 LibreOffice_project/30$Build-2</meta:generator>
    <meta:document-statistic meta:table-count="2" meta:cell-count="1120" meta:object-count="0"/>
  </office:meta>
</office:document-meta>
</file>